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a6c1" officeooo:paragraph-rsid="001ea6c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ator using switch case</text:p>
      <text:p text:style-name="Standard"/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{</text:p>
      <text:p text:style-name="Standard"><text:s text:c="4"/></text:p>
      <text:p text:style-name="Standard"><text:s text:c="2"/>float a,b;</text:p>
      <text:p text:style-name="Standard"><text:s text:c="4"/>cout&lt;&lt;"Enter the value of a and b ";</text:p>
      <text:p text:style-name="Standard"><text:s text:c="4"/>cin&gt;&gt;a&gt;&gt;b;</text:p>
      <text:p text:style-name="Standard"><text:s text:c="4"/>char Op;</text:p>
      <text:p text:style-name="Standard"><text:s text:c="3"/>cout&lt;&lt;"Enter the operator +,-,/,* ";</text:p>
      <text:p text:style-name="Standard"><text:s text:c="3"/>cin&gt;&gt;Op;</text:p>
      <text:p text:style-name="Standard"><text:s text:c="3"/>switch(Op){</text:p>
      <text:p text:style-name="Standard"><text:s text:c="7"/>case '+':</text:p>
      <text:p text:style-name="Standard"><text:s text:c="7"/>cout&lt;&lt;a&lt;&lt;"+"&lt;&lt;b&lt;&lt;"="&lt;&lt;a+b;</text:p>
      <text:p text:style-name="Standard"><text:s text:c="7"/>break;</text:p>
      <text:p text:style-name="Standard"><text:s text:c="7"/>case '-':</text:p>
      <text:p text:style-name="Standard"><text:s text:c="7"/>cout&lt;&lt;a&lt;&lt;"-"&lt;&lt;b&lt;&lt;"="&lt;&lt;a-b;</text:p>
      <text:p text:style-name="Standard"><text:s text:c="7"/>break;</text:p>
      <text:p text:style-name="Standard"><text:s text:c="7"/>case '/':</text:p>
      <text:p text:style-name="Standard"><text:s text:c="7"/>cout&lt;&lt;a&lt;&lt;"/"&lt;&lt;b&lt;&lt;"="&lt;&lt;a/b;</text:p>
      <text:p text:style-name="Standard"><text:s text:c="7"/>break;</text:p>
      <text:p text:style-name="Standard"><text:s text:c="7"/>case '*':</text:p>
      <text:p text:style-name="Standard"><text:s text:c="7"/>cout&lt;&lt;a&lt;&lt;"*"&lt;&lt;b&lt;&lt;"="&lt;&lt;a*b;</text:p>
      <text:p text:style-name="Standard"><text:s text:c="7"/>break;</text:p>
      <text:p text:style-name="Standard"><text:s text:c="7"/>default:</text:p>
      <text:p text:style-name="Standard"><text:s text:c="7"/>cout&lt;&lt;"operator is not correct ";</text:p>
      <text:p text:style-name="Standard"><text:s text:c="7"/>break;</text:p>
      <text:p text:style-name="Standard"><text:s text:c="3"/>}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2:13:34.013048796</meta:creation-date>
    <dc:date>2022-06-30T12:29:30.503875252</dc:date>
    <meta:editing-duration>PT15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58" meta:character-count="558" meta:non-whitespace-character-count="390"/>
  </office:meta>
</office:document-meta>
</file>